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7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enchmarks</text:p>
          </table:table-cell>
          <table:table-cell office:value-type="string" calcext:value-type="string">
            <text:p>sim_seconds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dcache Miss Rate</text:p>
          </table:table-cell>
          <table:table-cell office:value-type="string" calcext:value-type="string">
            <text:p>icache Miss Rate</text:p>
          </table:table-cell>
          <table:table-cell office:value-type="string" calcext:value-type="string">
            <text:p>L2 Miss Rate</text:p>
          </table:table-cell>
        </table:table-row>
        <table:table-row table:style-name="ro1">
          <table:table-cell office:value-type="string" calcext:value-type="string">
            <text:p>dcache_32</text:p>
          </table:table-cell>
          <table:table-cell office:value-type="float" office:value="0.117662" calcext:value-type="float">
            <text:p>0,117662</text:p>
          </table:table-cell>
          <table:table-cell office:value-type="float" office:value="1.176616" calcext:value-type="float">
            <text:p>1,176616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214748" calcext:value-type="float">
            <text:p>0,214748</text:p>
          </table:table-cell>
        </table:table-row>
        <table:table-row table:style-name="ro1">
          <table:table-cell office:value-type="string" calcext:value-type="string">
            <text:p>dcache_64</text:p>
          </table:table-cell>
          <table:table-cell office:value-type="float" office:value="0.114681" calcext:value-type="float">
            <text:p>0,114681</text:p>
          </table:table-cell>
          <table:table-cell office:value-type="float" office:value="1.146805" calcext:value-type="float">
            <text:p>1,146805</text:p>
          </table:table-cell>
          <table:table-cell office:value-type="float" office:value="0.002816" calcext:value-type="float">
            <text:p>0,002816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621813" calcext:value-type="float">
            <text:p>0,621813</text:p>
          </table:table-cell>
        </table:table-row>
        <table:table-row table:style-name="ro1">
          <table:table-cell office:value-type="string" calcext:value-type="string">
            <text:p>dcache_128</text:p>
          </table:table-cell>
          <table:table-cell office:value-type="float" office:value="0.114533" calcext:value-type="float">
            <text:p>0,114533</text:p>
          </table:table-cell>
          <table:table-cell office:value-type="float" office:value="1.145325" calcext:value-type="float">
            <text:p>1,145325</text:p>
          </table:table-cell>
          <table:table-cell office:value-type="float" office:value="0.002399" calcext:value-type="float">
            <text:p>0,002399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73423" calcext:value-type="float">
            <text:p>0,73423</text:p>
          </table:table-cell>
        </table:table-row>
        <table:table-row table:style-name="ro1">
          <table:table-cell office:value-type="string" calcext:value-type="string">
            <text:p>icache_32</text:p>
          </table:table-cell>
          <table:table-cell office:value-type="float" office:value="0.134142" calcext:value-type="float">
            <text:p>0,134142</text:p>
          </table:table-cell>
          <table:table-cell office:value-type="float" office:value="1.34142" calcext:value-type="float">
            <text:p>1,34142</text:p>
          </table:table-cell>
          <table:table-cell office:value-type="float" office:value="0.006987" calcext:value-type="float">
            <text:p>0,006987</text:p>
          </table:table-cell>
          <table:table-cell office:value-type="float" office:value="0.034838" calcext:value-type="float">
            <text:p>0,034838</text:p>
          </table:table-cell>
          <table:table-cell office:value-type="float" office:value="0.039084" calcext:value-type="float">
            <text:p>0,039084</text:p>
          </table:table-cell>
        </table:table-row>
        <table:table-row table:style-name="ro1">
          <table:table-cell office:value-type="string" calcext:value-type="string">
            <text:p>icache_64</text:p>
          </table:table-cell>
          <table:table-cell office:value-type="float" office:value="0.117662" calcext:value-type="float">
            <text:p>0,117662</text:p>
          </table:table-cell>
          <table:table-cell office:value-type="float" office:value="1.176616" calcext:value-type="float">
            <text:p>1,176616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214748" calcext:value-type="float">
            <text:p>0,214748</text:p>
          </table:table-cell>
        </table:table-row>
        <table:table-row table:style-name="ro1">
          <table:table-cell office:value-type="string" calcext:value-type="string">
            <text:p>icache_128</text:p>
          </table:table-cell>
          <table:table-cell office:value-type="float" office:value="0.117649" calcext:value-type="float">
            <text:p>0,117649</text:p>
          </table:table-cell>
          <table:table-cell office:value-type="float" office:value="1.176487" calcext:value-type="float">
            <text:p>1,176487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0018" calcext:value-type="float">
            <text:p>1,8E-05</text:p>
          </table:table-cell>
          <table:table-cell office:value-type="float" office:value="0.215367" calcext:value-type="float">
            <text:p>0,215367</text:p>
          </table:table-cell>
        </table:table-row>
        <table:table-row table:style-name="ro1">
          <table:table-cell office:value-type="string" calcext:value-type="string">
            <text:p>l2_512kB</text:p>
          </table:table-cell>
          <table:table-cell office:value-type="float" office:value="0.117662" calcext:value-type="float">
            <text:p>0,117662</text:p>
          </table:table-cell>
          <table:table-cell office:value-type="float" office:value="1.176616" calcext:value-type="float">
            <text:p>1,176616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214748" calcext:value-type="float">
            <text:p>0,214748</text:p>
          </table:table-cell>
        </table:table-row>
        <table:table-row table:style-name="ro1">
          <table:table-cell office:value-type="string" calcext:value-type="string">
            <text:p>l2_1MB</text:p>
          </table:table-cell>
          <table:table-cell office:value-type="float" office:value="0.117322" calcext:value-type="float">
            <text:p>0,117322</text:p>
          </table:table-cell>
          <table:table-cell office:value-type="float" office:value="1.173217" calcext:value-type="float">
            <text:p>1,173217</text:p>
          </table:table-cell>
          <table:table-cell office:value-type="float" office:value="0.006982" calcext:value-type="float">
            <text:p>0,006982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197943" calcext:value-type="float">
            <text:p>0,197943</text:p>
          </table:table-cell>
        </table:table-row>
        <table:table-row table:style-name="ro1">
          <table:table-cell office:value-type="string" calcext:value-type="string">
            <text:p>l2_2MB</text:p>
          </table:table-cell>
          <table:table-cell office:value-type="float" office:value="0.117059" calcext:value-type="float">
            <text:p>0,117059</text:p>
          </table:table-cell>
          <table:table-cell office:value-type="float" office:value="1.170595" calcext:value-type="float">
            <text:p>1,170595</text:p>
          </table:table-cell>
          <table:table-cell office:value-type="float" office:value="0.006982" calcext:value-type="float">
            <text:p>0,006982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183902" calcext:value-type="float">
            <text:p>0,183902</text:p>
          </table:table-cell>
        </table:table-row>
        <table:table-row table:style-name="ro1">
          <table:table-cell office:value-type="string" calcext:value-type="string">
            <text:p>l2_4MB</text:p>
          </table:table-cell>
          <table:table-cell office:value-type="float" office:value="0.117027" calcext:value-type="float">
            <text:p>0,117027</text:p>
          </table:table-cell>
          <table:table-cell office:value-type="float" office:value="1.170265" calcext:value-type="float">
            <text:p>1,170265</text:p>
          </table:table-cell>
          <table:table-cell office:value-type="float" office:value="0.006982" calcext:value-type="float">
            <text:p>0,006982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181911" calcext:value-type="float">
            <text:p>0,181911</text:p>
          </table:table-cell>
        </table:table-row>
        <table:table-row table:style-name="ro1">
          <table:table-cell office:value-type="string" calcext:value-type="string">
            <text:p>Assoc_L1i_1</text:p>
          </table:table-cell>
          <table:table-cell office:value-type="float" office:value="0.117662" calcext:value-type="float">
            <text:p>0,117662</text:p>
          </table:table-cell>
          <table:table-cell office:value-type="float" office:value="1.176616" calcext:value-type="float">
            <text:p>1,176616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214748" calcext:value-type="float">
            <text:p>0,214748</text:p>
          </table:table-cell>
        </table:table-row>
        <table:table-row table:style-name="ro1">
          <table:table-cell office:value-type="string" calcext:value-type="string">
            <text:p>Assoc_L1i_2</text:p>
          </table:table-cell>
          <table:table-cell office:value-type="float" office:value="0.117649" calcext:value-type="float">
            <text:p>0,117649</text:p>
          </table:table-cell>
          <table:table-cell office:value-type="float" office:value="1.176487" calcext:value-type="float">
            <text:p>1,176487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0018" calcext:value-type="float">
            <text:p>1,8E-05</text:p>
          </table:table-cell>
          <table:table-cell office:value-type="float" office:value="0.215365" calcext:value-type="float">
            <text:p>0,215365</text:p>
          </table:table-cell>
        </table:table-row>
        <table:table-row table:style-name="ro1">
          <table:table-cell office:value-type="string" calcext:value-type="string">
            <text:p>Assoc_L1i_4</text:p>
          </table:table-cell>
          <table:table-cell office:value-type="float" office:value="0.117649" calcext:value-type="float">
            <text:p>0,117649</text:p>
          </table:table-cell>
          <table:table-cell office:value-type="float" office:value="1.176487" calcext:value-type="float">
            <text:p>1,176487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0018" calcext:value-type="float">
            <text:p>1,8E-05</text:p>
          </table:table-cell>
          <table:table-cell office:value-type="float" office:value="0.215374" calcext:value-type="float">
            <text:p>0,215374</text:p>
          </table:table-cell>
        </table:table-row>
        <table:table-row table:style-name="ro1">
          <table:table-cell office:value-type="string" calcext:value-type="string">
            <text:p>Assoc_L1i_8</text:p>
          </table:table-cell>
          <table:table-cell office:value-type="float" office:value="0.117649" calcext:value-type="float">
            <text:p>0,117649</text:p>
          </table:table-cell>
          <table:table-cell office:value-type="float" office:value="1.176487" calcext:value-type="float">
            <text:p>1,176487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0018" calcext:value-type="float">
            <text:p>1,8E-05</text:p>
          </table:table-cell>
          <table:table-cell office:value-type="float" office:value="0.215374" calcext:value-type="float">
            <text:p>0,215374</text:p>
          </table:table-cell>
        </table:table-row>
        <table:table-row table:style-name="ro1">
          <table:table-cell office:value-type="string" calcext:value-type="string">
            <text:p>Assoc_L1d_1</text:p>
          </table:table-cell>
          <table:table-cell office:value-type="float" office:value="0.117662" calcext:value-type="float">
            <text:p>0,117662</text:p>
          </table:table-cell>
          <table:table-cell office:value-type="float" office:value="1.176616" calcext:value-type="float">
            <text:p>1,176616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214748" calcext:value-type="float">
            <text:p>0,214748</text:p>
          </table:table-cell>
        </table:table-row>
        <table:table-row table:style-name="ro1">
          <table:table-cell office:value-type="string" calcext:value-type="string">
            <text:p>Assoc_L1d_2</text:p>
          </table:table-cell>
          <table:table-cell office:value-type="float" office:value="0.11454" calcext:value-type="float">
            <text:p>0,11454</text:p>
          </table:table-cell>
          <table:table-cell office:value-type="float" office:value="1.145404" calcext:value-type="float">
            <text:p>1,145404</text:p>
          </table:table-cell>
          <table:table-cell office:value-type="float" office:value="0.002493" calcext:value-type="float">
            <text:p>0,002493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70698" calcext:value-type="float">
            <text:p>0,70698</text:p>
          </table:table-cell>
        </table:table-row>
        <table:table-row table:style-name="ro1">
          <table:table-cell office:value-type="string" calcext:value-type="string">
            <text:p>Assoc_L1d_4</text:p>
          </table:table-cell>
          <table:table-cell office:value-type="float" office:value="0.114488" calcext:value-type="float">
            <text:p>0,114488</text:p>
          </table:table-cell>
          <table:table-cell office:value-type="float" office:value="1.144882" calcext:value-type="float">
            <text:p>1,144882</text:p>
          </table:table-cell>
          <table:table-cell office:value-type="float" office:value="0.002309" calcext:value-type="float">
            <text:p>0,002309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770259" calcext:value-type="float">
            <text:p>0,770259</text:p>
          </table:table-cell>
        </table:table-row>
        <table:table-row table:style-name="ro1">
          <table:table-cell office:value-type="string" calcext:value-type="string">
            <text:p>Assoc_L1d_8</text:p>
          </table:table-cell>
          <table:table-cell office:value-type="float" office:value="0.114491" calcext:value-type="float">
            <text:p>0,114491</text:p>
          </table:table-cell>
          <table:table-cell office:value-type="float" office:value="1.144909" calcext:value-type="float">
            <text:p>1,144909</text:p>
          </table:table-cell>
          <table:table-cell office:value-type="float" office:value="0.002345" calcext:value-type="float">
            <text:p>0,002345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768507" calcext:value-type="float">
            <text:p>0,768507</text:p>
          </table:table-cell>
        </table:table-row>
        <table:table-row table:style-name="ro1">
          <table:table-cell office:value-type="string" calcext:value-type="string">
            <text:p>Assoc_L2_1</text:p>
          </table:table-cell>
          <table:table-cell office:value-type="float" office:value="0.117856" calcext:value-type="float">
            <text:p>0,117856</text:p>
          </table:table-cell>
          <table:table-cell office:value-type="float" office:value="1.178558" calcext:value-type="float">
            <text:p>1,178558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224871" calcext:value-type="float">
            <text:p>0,224871</text:p>
          </table:table-cell>
        </table:table-row>
        <table:table-row table:style-name="ro1">
          <table:table-cell office:value-type="string" calcext:value-type="string">
            <text:p>Assoc_L2_2</text:p>
          </table:table-cell>
          <table:table-cell office:value-type="float" office:value="0.117662" calcext:value-type="float">
            <text:p>0,117662</text:p>
          </table:table-cell>
          <table:table-cell office:value-type="float" office:value="1.176616" calcext:value-type="float">
            <text:p>1,176616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214748" calcext:value-type="float">
            <text:p>0,214748</text:p>
          </table:table-cell>
        </table:table-row>
        <table:table-row table:style-name="ro1">
          <table:table-cell office:value-type="string" calcext:value-type="string">
            <text:p>Assoc_L2_4</text:p>
          </table:table-cell>
          <table:table-cell office:value-type="float" office:value="0.117618" calcext:value-type="float">
            <text:p>0,117618</text:p>
          </table:table-cell>
          <table:table-cell office:value-type="float" office:value="1.176176" calcext:value-type="float">
            <text:p>1,176176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212559" calcext:value-type="float">
            <text:p>0,212559</text:p>
          </table:table-cell>
        </table:table-row>
        <table:table-row table:style-name="ro1">
          <table:table-cell office:value-type="string" calcext:value-type="string">
            <text:p>Assoc_L2_8</text:p>
          </table:table-cell>
          <table:table-cell office:value-type="float" office:value="0.117605" calcext:value-type="float">
            <text:p>0,117605</text:p>
          </table:table-cell>
          <table:table-cell office:value-type="float" office:value="1.17605" calcext:value-type="float">
            <text:p>1,17605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212257" calcext:value-type="float">
            <text:p>0,212257</text:p>
          </table:table-cell>
        </table:table-row>
        <table:table-row table:style-name="ro1">
          <table:table-cell office:value-type="string" calcext:value-type="string">
            <text:p>linesize_32</text:p>
          </table:table-cell>
          <table:table-cell office:value-type="float" office:value="0.118902" calcext:value-type="float">
            <text:p>0,118902</text:p>
          </table:table-cell>
          <table:table-cell office:value-type="float" office:value="1.189017" calcext:value-type="float">
            <text:p>1,189017</text:p>
          </table:table-cell>
          <table:table-cell office:value-type="float" office:value="0.007978" calcext:value-type="float">
            <text:p>0,007978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340842" calcext:value-type="float">
            <text:p>0,340842</text:p>
          </table:table-cell>
        </table:table-row>
        <table:table-row table:style-name="ro1">
          <table:table-cell office:value-type="string" calcext:value-type="string">
            <text:p>linesize_64</text:p>
          </table:table-cell>
          <table:table-cell office:value-type="float" office:value="0.117662" calcext:value-type="float">
            <text:p>0,117662</text:p>
          </table:table-cell>
          <table:table-cell office:value-type="float" office:value="1.176616" calcext:value-type="float">
            <text:p>1,176616</text:p>
          </table:table-cell>
          <table:table-cell office:value-type="float" office:value="0.006983" calcext:value-type="float">
            <text:p>0,006983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214748" calcext:value-type="float">
            <text:p>0,214748</text:p>
          </table:table-cell>
        </table:table-row>
        <table:table-row table:style-name="ro1">
          <table:table-cell office:value-type="string" calcext:value-type="string">
            <text:p>linesize_128</text:p>
          </table:table-cell>
          <table:table-cell office:value-type="float" office:value="0.115758" calcext:value-type="float">
            <text:p>0,115758</text:p>
          </table:table-cell>
          <table:table-cell office:value-type="float" office:value="1.157585" calcext:value-type="float">
            <text:p>1,157585</text:p>
          </table:table-cell>
          <table:table-cell office:value-type="float" office:value="0.006827" calcext:value-type="float">
            <text:p>0,006827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123468" calcext:value-type="float">
            <text:p>0,1234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02:39:28.862474840</meta:creation-date>
    <dc:date>2019-12-14T02:53:37.329644385</dc:date>
    <meta:editing-duration>PT3M57S</meta:editing-duration>
    <meta:editing-cycles>1</meta:editing-cycles>
    <meta:document-statistic meta:table-count="1" meta:cell-count="156" meta:object-count="0"/>
    <meta:generator>LibreOffice/6.0.7.3$Linux_X86_64 LibreOffice_project/00m0$Build-3</meta:generator>
  </office:meta>
</office:document-meta>
</file>